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 style:master-page-name="MP0">
      <style:paragraph-properties style:page-number="auto" fo:break-before="page"/>
    </style:style>
    <style:style style:name="P3" style:family="paragraph" style:parent-style-name="Preformatted_20_Text" style:list-style-name="L1">
      <style:text-properties fo:color="#00a933" loext:opacity="100%"/>
    </style:style>
    <style:style style:name="P4" style:family="paragraph" style:parent-style-name="Preformatted_20_Text" style:list-style-name="L1">
      <style:text-properties fo:color="#ffc000" loext:opacity="100%"/>
    </style:style>
    <style:style style:name="P5" style:family="paragraph" style:parent-style-name="Preformatted_20_Text" style:list-style-name="L1">
      <style:text-properties fo:color="#ff0000" loext:opacity="100%"/>
    </style:style>
    <style:style style:name="P6" style:family="paragraph" style:parent-style-name="Preformatted_20_Text" style:list-style-name="L1">
      <style:text-properties fo:color="#ffbf00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c9211e" loext:opacity="100%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19888579" text:style-name="L1">
        <text:list-item>
          <text:p text:style-name="P2"><text:span text:style-name="Fuente_20_de_20_párrafo_20_predeter."><text:span text:style-name="T1">Cambiar el método de añadir libros a la biblioteca (ha de ser desde la misma biblioteca)</text:span></text:span></text:p>
        </text:list-item>
        <text:list-item>
          <text:p text:style-name="P3">Quitar añadir biblioteca de todas las páginas ya que no hará falta</text:p>
        </text:list-item>
        <text:list-item>
          <text:p text:style-name="P4">Hacer el diseño responsive</text:p>
        </text:list-item>
        <text:list-item>
          <text:p text:style-name="P4">Pasarlo a azure</text:p>
        </text:list-item>
        <text:list-item>
          <text:p text:style-name="P4">Darle roles a los usuarios (admin y usuario)</text:p>
          <text:list>
            <text:list-item>
              <text:p text:style-name="P4">Sólo hay un admin que no se podrá borrar</text:p>
            </text:list-item>
            <text:list-item>
              <text:p text:style-name="P4">Los usuarios podrán añadir cosas pero no quitarlas</text:p>
            </text:list-item>
            <text:list-item>
              <text:p text:style-name="P4">El admin podrá añadir y borrar</text:p>
            </text:list-item>
            <text:list-item>
              <text:p text:style-name="P4">El admin no tiene biblioteca personal</text:p>
            </text:list-item>
            <text:list-item>
              <text:p text:style-name="P4">El admin podrá borrar usuarios</text:p>
            </text:list-item>
            <text:list-item>
              <text:p text:style-name="P4">Sólo el admin podrá crear informes.</text:p>
            </text:list-item>
          </text:list>
        </text:list-item>
        <text:list-item>
          <text:p text:style-name="P3">Al crear informe abrirlo automáticamente. (Hecho? Probar en casa?)</text:p>
        </text:list-item>
        <text:list-item>
          <text:p text:style-name="P4">Arreglar búsqueda (si se busca un libro, tiene que aparecer dentro de la saga sólo los libros que tengan coincidencias, en vez de absolutamente todas las sagas)</text:p>
        </text:list-item>
        <text:list-item>
          <text:p text:style-name="P5">Ordenación de los libros y sagas en su orden correcto de lectura (según numerado)????</text:p>
        </text:list-item>
        <text:list-item>
          <text:p text:style-name="P6">Favoritos mostrados en otro color</text:p>
        </text:list-item>
        <text:list-item>
          <text:p text:style-name="P3">Encriptar contraseñas</text:p>
        </text:list-item>
        <text:list-item>
          <text:p text:style-name="P1"><text:span text:style-name="Fuente_20_de_20_párrafo_20_predeter."><text:span text:style-name="T1">Cambiar el borrar libros y sagas (Otra ventana más?) para poder borrar y mover sagas de golpe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22-04-05T09:10:00Z</meta:creation-date>
    <dc:date>2022-05-30T17:24:04.243000000</dc:date>
    <meta:editing-cycles>18</meta:editing-cycles>
    <meta:editing-duration>PT11H10M20S</meta:editing-duration>
    <meta:document-statistic meta:table-count="0" meta:image-count="0" meta:object-count="0" meta:page-count="1" meta:paragraph-count="17" meta:word-count="174" meta:character-count="936" meta:non-whitespace-character-count="796"/>
    <meta:template xlink:type="simple" xlink:actuate="onRequest" xlink:title="" xlink:href="Normal.dotm"/>
  </office:meta>
</office:document-meta>
</file>